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16B6A78ABB0EE1583DE.png" manifest:media-type="image/png"/>
  <manifest:file-entry manifest:full-path="Pictures/1000000000000994000003164D3CD95DD6455B94.png" manifest:media-type="image/png"/>
  <manifest:file-entry manifest:full-path="Pictures/100002010000028B0000008199EDF979225A3C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fo:margin-left="1.039cm" fo:margin-right="2.859cm" table:align="margins" style:writing-mode="lr-tb"/>
    </style:style>
    <style:style style:name="Table1.A" style:family="table-column">
      <style:table-column-properties style:rel-column-width="11366*"/>
    </style:style>
    <style:style style:name="Table1.B" style:family="table-column">
      <style:table-column-properties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fo:margin-left="1.057cm" fo:margin-right="2.859cm" table:align="margins" style:writing-mode="lr-tb"/>
    </style:style>
    <style:style style:name="Table2.A" style:family="table-column">
      <style:table-column-properties style:rel-column-width="12397*"/>
    </style:style>
    <style:style style:name="Table2.B" style:family="table-column">
      <style:table-column-properties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fo:margin-left="1.039cm" fo:margin-right="2.859cm" table:align="margins" style:writing-mode="lr-tb"/>
    </style:style>
    <style:style style:name="Table3.A" style:family="table-column">
      <style:table-column-properties style:rel-column-width="12560*"/>
    </style:style>
    <style:style style:name="Table3.B" style:family="table-column">
      <style:table-column-properties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fo:margin-left="1.039cm" fo:margin-right="2.859cm" table:align="margins" style:writing-mode="lr-tb"/>
    </style:style>
    <style:style style:name="Table4.A" style:family="table-column">
      <style:table-column-properties style:rel-column-width="13019*"/>
    </style:style>
    <style:style style:name="Table4.B" style:family="table-column">
      <style:table-column-properties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fo:margin-left="1.039cm" fo:margin-right="2.859cm" table:align="margins" style:writing-mode="lr-tb"/>
    </style:style>
    <style:style style:name="Table5.A" style:family="table-column">
      <style:table-column-properties style:rel-column-width="13200*"/>
    </style:style>
    <style:style style:name="Table5.B" style:family="table-column">
      <style:table-column-properties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fo:margin-left="1.057cm" fo:margin-right="2.859cm" table:align="margins" style:writing-mode="lr-tb"/>
    </style:style>
    <style:style style:name="Table6.A" style:family="table-column">
      <style:table-column-properties style:rel-column-width="15152*"/>
    </style:style>
    <style:style style:name="Table6.B" style:family="table-column">
      <style:table-column-properties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fo:margin-left="1.039cm" fo:margin-right="2.859cm" table:align="margins" style:writing-mode="lr-tb"/>
    </style:style>
    <style:style style:name="Table7.A" style:family="table-column">
      <style:table-column-properties style:rel-column-width="13850*"/>
    </style:style>
    <style:style style:name="Table7.B" style:family="table-column">
      <style:table-column-properties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fo:margin-left="1.023cm" fo:margin-right="2.859cm" table:align="margins" style:writing-mode="lr-tb"/>
    </style:style>
    <style:style style:name="Table8.A" style:family="table-column">
      <style:table-column-properties style:rel-column-width="12086*"/>
    </style:style>
    <style:style style:name="Table8.B" style:family="table-column">
      <style:table-column-properties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fo:margin-left="1.023cm" fo:margin-right="2.859cm" table:align="margins" style:writing-mode="lr-tb"/>
    </style:style>
    <style:style style:name="Table9.A" style:family="table-column">
      <style:table-column-properties style:rel-column-width="12544*"/>
    </style:style>
    <style:style style:name="Table9.B" style:family="table-column">
      <style:table-column-properties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fo:margin-left="1.057cm" fo:margin-right="-0.009cm" table:align="margins" style:writing-mode="lr-tb"/>
    </style:style>
    <style:style style:name="Table11.A" style:family="table-column">
      <style:table-column-properties style:rel-column-width="11650*"/>
    </style:style>
    <style:style style:name="Table11.B" style:family="table-column">
      <style:table-column-properties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fo:margin-left="1.005cm" fo:margin-right="-0.009cm" table:align="margins" style:writing-mode="lr-tb"/>
    </style:style>
    <style:style style:name="Table12.A" style:family="table-column">
      <style:table-column-properties style:rel-column-width="39054*"/>
    </style:style>
    <style:style style:name="Table12.B" style:family="table-column">
      <style:table-column-properties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fo:margin-left="1.039cm" fo:margin-right="-0.007cm" table:align="margins" style:writing-mode="lr-tb"/>
    </style:style>
    <style:style style:name="Table14.A" style:family="table-column">
      <style:table-column-properties style:rel-column-width="18681*"/>
    </style:style>
    <style:style style:name="Table14.B" style:family="table-column">
      <style:table-column-properties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fo:margin-left="1.074cm" fo:margin-right="-0.009cm" table:align="margins" style:writing-mode="lr-tb"/>
    </style:style>
    <style:style style:name="Table15.A" style:family="table-column">
      <style:table-column-properties style:rel-column-width="10108*"/>
    </style:style>
    <style:style style:name="Table15.B" style:family="table-column">
      <style:table-column-properties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fo:margin-left="1.074cm" fo:margin-right="-0.009cm" table:align="margins" style:writing-mode="lr-tb"/>
    </style:style>
    <style:style style:name="Table16.A" style:family="table-column">
      <style:table-column-properties style:rel-column-width="9845*"/>
    </style:style>
    <style:style style:name="Table16.C" style:family="table-column">
      <style:table-column-properties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fo:margin-left="1.039cm" fo:margin-right="-0.007cm" table:align="margins" style:writing-mode="lr-tb"/>
    </style:style>
    <style:style style:name="Table17.A" style:family="table-column">
      <style:table-column-properties style:rel-column-width="12456*"/>
    </style:style>
    <style:style style:name="Table17.B" style:family="table-column">
      <style:table-column-properties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fo:margin-left="1.039cm" fo:margin-right="-0.007cm" table:align="margins" style:writing-mode="lr-tb"/>
    </style:style>
    <style:style style:name="Table18.A" style:family="table-column">
      <style:table-column-properties style:rel-column-width="12526*"/>
    </style:style>
    <style:style style:name="Table18.B" style:family="table-column">
      <style:table-column-properties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fo:margin-left="1.057cm" fo:margin-right="2.859cm" table:align="margins" style:writing-mode="lr-tb"/>
    </style:style>
    <style:style style:name="Table19.A" style:family="table-column">
      <style:table-column-properties style:rel-column-width="15152*"/>
    </style:style>
    <style:style style:name="Table19.B" style:family="table-column">
      <style:table-column-properties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fo:margin-left="1.057cm" fo:margin-right="2.859cm" table:align="margins" style:writing-mode="lr-tb"/>
    </style:style>
    <style:style style:name="Table20.A" style:family="table-column">
      <style:table-column-properties style:rel-column-width="15152*"/>
    </style:style>
    <style:style style:name="Table20.B" style:family="table-column">
      <style:table-column-properties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fo:margin-left="3.276cm" fo:margin-right="-0.009cm" table:align="margins" style:writing-mode="lr-tb"/>
    </style:style>
    <style:style style:name="Table21.A" style:family="table-column">
      <style:table-column-properties style:rel-column-width="26753*"/>
    </style:style>
    <style:style style:name="Table21.B" style:family="table-column">
      <style:table-column-properties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fo:margin-left="1.023cm" fo:margin-right="-0.009cm" table:align="margins" style:writing-mode="lr-tb"/>
    </style:style>
    <style:style style:name="Table22.A" style:family="table-column">
      <style:table-column-properties style:rel-column-width="17401*"/>
    </style:style>
    <style:style style:name="Table22.B" style:family="table-column">
      <style:table-column-properties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Heading_20_4">
      <style:text-properties fo:font-weight="normal" style:font-weight-asian="normal"/>
    </style:style>
    <style:style style:name="P31" style:family="paragraph" style:parent-style-name="Standard" style:master-page-name="Standard">
      <style:paragraph-properties style:page-number="auto"/>
    </style:style>
    <style:style style:name="P32"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0</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0"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
      <text:p text:style-name="P8"><text:soft-page-break/>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99EDF979225A3CC3.png" xlink:type="simple" xlink:show="embed" xlink:actuate="onLoad" loext: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Bar</text:h>
      <text:p text:style-name="Text_20_body">An analog attribute can be displayed as a horizontal bar, by setting 'Outputflags' to 'BAR'. Also state the min and max values for the bar in 'MinLimit' and 'MaxLimit', and the length of the bar int 'Characters'.</text:p>
      <text:p text:style-name="P22"><text:soft-page-break/>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13" office:value-type="string">
            <text:p text:style-name="P19">Text</text:p>
          </table:table-cell>
          <table:table-cell table:style-name="Table2.B13" office:value-type="string">
            <text:p text:style-name="P19">%</text:p>
          </table:table-cell>
        </table:table-row>
        <table:table-row>
          <table:table-cell table:style-name="Table2.A13" office:value-type="string">
            <text:p text:style-name="P19">Type</text:p>
          </table:table-cell>
          <table:table-cell table:style-name="Table2.B13" office:value-type="string">
            <text:p text:style-name="P19">UPDATE</text:p>
          </table:table-cell>
        </table:table-row>
        <table:table-row>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table-cell table:style-name="Table2.A13" office:value-type="string">
            <text:p text:style-name="P19">Text/Dualpar</text:p>
          </table:table-cell>
          <table:table-cell table:style-name="Table2.B13" office:value-type="string">
            <text:p text:style-name="P24"/>
          </table:table-cell>
        </table:table-row>
        <table:table-row>
          <table:table-cell table:style-name="Table2.A13" office:value-type="string">
            <text:p text:style-name="P19">Privileges</text:p>
          </table:table-cell>
          <table:table-cell table:style-name="Table2.B13" office:value-type="string">
            <text:p text:style-name="P19">NO</text:p>
          </table:table-cell>
        </table:table-row>
        <table:table-row>
          <table:table-cell table:style-name="Table2.A13" office:value-type="string">
            <text:p text:style-name="P19">Outputflags</text:p>
          </table:table-cell>
          <table:table-cell table:style-name="Table2.B13" office:value-type="string">
            <text:p text:style-name="P19">BAR</text:p>
          </table:table-cell>
        </table:table-row>
        <table:table-row>
          <table:table-cell table:style-name="Table2.A13" office:value-type="string">
            <text:p text:style-name="P19">Characters</text:p>
          </table:table-cell>
          <table:table-cell table:style-name="Table2.B13" office:value-type="string">
            <text:p text:style-name="P19">10</text:p>
          </table:table-cell>
        </table:table-row>
        <table:table-row>
          <table:table-cell table:style-name="Table2.A13" office:value-type="string">
            <text:p text:style-name="P19">Decimals</text:p>
          </table:table-cell>
          <table:table-cell table:style-name="Table2.B13" office:value-type="string">
            <text:p text:style-name="P19">0</text:p>
          </table:table-cell>
        </table:table-row>
        <table:table-row>
          <table:table-cell table:style-name="Table2.A13" office:value-type="string">
            <text:p text:style-name="P19">Maxlimit</text:p>
          </table:table-cell>
          <table:table-cell table:style-name="Table2.B13" office:value-type="string">
            <text:p text:style-name="P19">500.000000</text:p>
          </table:table-cell>
        </table:table-row>
        <table:table-row>
          <table:table-cell table:style-name="Table2.A13" office:value-type="string">
            <text:p text:style-name="P19">Minlimit</text:p>
          </table:table-cell>
          <table:table-cell table:style-name="Table2.B13" office:value-type="string">
            <text:p text:style-name="P19">0.000000</text:p>
          </table:table-cell>
        </table:table-row>
        <table:table-row>
          <table:table-cell table:style-name="Table2.A13" office:value-type="string">
            <text:p text:style-name="P19">Database</text:p>
          </table:table-cell>
          <table:table-cell table:style-name="Table2.B13" office:value-type="string">
            <text:p text:style-name="P19">GDH</text:p>
          </table:table-cell>
        </table:table-row>
        <table:table-row>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13" office:value-type="string">
            <text:p text:style-name="P19">Text</text:p>
          </table:table-cell>
          <table:table-cell table:style-name="Table3.B13" office:value-type="string">
            <text:p text:style-name="P19">%</text:p>
          </table:table-cell>
        </table:table-row>
        <table:table-row>
          <table:table-cell table:style-name="Table3.A13" office:value-type="string">
            <text:p text:style-name="P19">Type</text:p>
          </table:table-cell>
          <table:table-cell table:style-name="Table3.B13" office:value-type="string">
            <text:p text:style-name="P19">UPDATE</text:p>
          </table:table-cell>
        </table:table-row>
        <table:table-row>
          <table:table-cell table:style-name="Table3.A13" office:value-type="string">
            <text:p text:style-name="P19">Parameter</text:p>
          </table:table-cell>
          <table:table-cell table:style-name="Table3.B13" office:value-type="string">
            <text:p text:style-name="P19">vhx-Zon1-Enable.ActualValue</text:p>
          </table:table-cell>
        </table:table-row>
        <table:table-row>
          <table:table-cell table:style-name="Table3.A13" office:value-type="string">
            <text:p text:style-name="P19">Text/Dualpar</text:p>
          </table:table-cell>
          <table:table-cell table:style-name="Table3.B13" office:value-type="string">
            <text:p text:style-name="P24"/>
          </table:table-cell>
        </table:table-row>
        <table:table-row>
          <table:table-cell table:style-name="Table3.A13" office:value-type="string">
            <text:p text:style-name="P19">Privileges</text:p>
          </table:table-cell>
          <table:table-cell table:style-name="Table3.B13" office:value-type="string">
            <text:p text:style-name="P19">NO</text:p>
          </table:table-cell>
        </table:table-row>
        <table:table-row>
          <table:table-cell table:style-name="Table3.A13" office:value-type="string">
            <text:p text:style-name="P19">Outputflags</text:p>
          </table:table-cell>
          <table:table-cell table:style-name="Table3.B13" office:value-type="string">
            <text:p text:style-name="P24"/>
          </table:table-cell>
        </table:table-row>
        <table:table-row>
          <table:table-cell table:style-name="Table3.A13" office:value-type="string">
            <text:p text:style-name="P19">Characters</text:p>
          </table:table-cell>
          <table:table-cell table:style-name="Table3.B13" office:value-type="string">
            <text:p text:style-name="P19">1</text:p>
          </table:table-cell>
        </table:table-row>
        <table:table-row>
          <table:table-cell table:style-name="Table3.A13" office:value-type="string">
            <text:p text:style-name="P19">Decimals</text:p>
          </table:table-cell>
          <table:table-cell table:style-name="Table3.B13" office:value-type="string">
            <text:p text:style-name="P19">1</text:p>
          </table:table-cell>
        </table:table-row>
        <table:table-row>
          <table:table-cell table:style-name="Table3.A13" office:value-type="string">
            <text:p text:style-name="P19">Maxlimit</text:p>
          </table:table-cell>
          <table:table-cell table:style-name="Table3.B13" office:value-type="string">
            <text:p text:style-name="P19">0.000000</text:p>
          </table:table-cell>
        </table:table-row>
        <table:table-row>
          <table:table-cell table:style-name="Table3.A13" office:value-type="string">
            <text:p text:style-name="P19">Minlimit</text:p>
          </table:table-cell>
          <table:table-cell table:style-name="Table3.B13" office:value-type="string">
            <text:p text:style-name="P19">0.000000</text:p>
          </table:table-cell>
        </table:table-row>
        <table:table-row>
          <table:table-cell table:style-name="Table3.A13" office:value-type="string">
            <text:p text:style-name="P19">Database</text:p>
          </table:table-cell>
          <table:table-cell table:style-name="Table3.B13" office:value-type="string">
            <text:p text:style-name="P19">GDH</text:p>
          </table:table-cell>
        </table:table-row>
        <table:table-row>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text:soft-page-break/>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13" office:value-type="string">
            <text:p text:style-name="P19">Text</text:p>
          </table:table-cell>
          <table:table-cell table:style-name="Table4.B13" office:value-type="string">
            <text:p text:style-name="P19">%</text:p>
          </table:table-cell>
        </table:table-row>
        <table:table-row>
          <table:table-cell table:style-name="Table4.A13" office:value-type="string">
            <text:p text:style-name="P19">Type</text:p>
          </table:table-cell>
          <table:table-cell table:style-name="Table4.B13" office:value-type="string">
            <text:p text:style-name="P19">UPDATE</text:p>
          </table:table-cell>
        </table:table-row>
        <table:table-row>
          <table:table-cell table:style-name="Table4.A13" office:value-type="string">
            <text:p text:style-name="P19">Parameter</text:p>
          </table:table-cell>
          <table:table-cell table:style-name="Table4.B13" office:value-type="string">
            <text:p text:style-name="P19">vhx-Zon1-Enable.ActualValue</text:p>
          </table:table-cell>
        </table:table-row>
        <table:table-row>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table-cell table:style-name="Table4.A13" office:value-type="string">
            <text:p text:style-name="P19">Privileges</text:p>
          </table:table-cell>
          <table:table-cell table:style-name="Table4.B13" office:value-type="string">
            <text:p text:style-name="P19">NO</text:p>
          </table:table-cell>
        </table:table-row>
        <table:table-row>
          <table:table-cell table:style-name="Table4.A13" office:value-type="string">
            <text:p text:style-name="P19">Outputflags</text:p>
          </table:table-cell>
          <table:table-cell table:style-name="Table4.B13" office:value-type="string">
            <text:p text:style-name="P19">TEXT</text:p>
          </table:table-cell>
        </table:table-row>
        <table:table-row>
          <table:table-cell table:style-name="Table4.A13" office:value-type="string">
            <text:p text:style-name="P19">Characters</text:p>
          </table:table-cell>
          <table:table-cell table:style-name="Table4.B13" office:value-type="string">
            <text:p text:style-name="P19">14</text:p>
          </table:table-cell>
        </table:table-row>
        <table:table-row>
          <table:table-cell table:style-name="Table4.A13" office:value-type="string">
            <text:p text:style-name="P19">Decimals</text:p>
          </table:table-cell>
          <table:table-cell table:style-name="Table4.B13" office:value-type="string">
            <text:p text:style-name="P19">0</text:p>
          </table:table-cell>
        </table:table-row>
        <table:table-row>
          <table:table-cell table:style-name="Table4.A13" office:value-type="string">
            <text:p text:style-name="P19">Maxlimit</text:p>
          </table:table-cell>
          <table:table-cell table:style-name="Table4.B13" office:value-type="string">
            <text:p text:style-name="P19">0.000000</text:p>
          </table:table-cell>
        </table:table-row>
        <table:table-row>
          <table:table-cell table:style-name="Table4.A13" office:value-type="string">
            <text:p text:style-name="P19">Minlimit</text:p>
          </table:table-cell>
          <table:table-cell table:style-name="Table4.B13" office:value-type="string">
            <text:p text:style-name="P19">0.000000</text:p>
          </table:table-cell>
        </table:table-row>
        <table:table-row>
          <table:table-cell table:style-name="Table4.A13" office:value-type="string">
            <text:p text:style-name="P19">Database</text:p>
          </table:table-cell>
          <table:table-cell table:style-name="Table4.B13" office:value-type="string">
            <text:p text:style-name="P19">GDH</text:p>
          </table:table-cell>
        </table:table-row>
        <table:table-row>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13" office:value-type="string">
            <text:p text:style-name="P19">Text</text:p>
          </table:table-cell>
          <table:table-cell table:style-name="Table5.B13" office:value-type="string">
            <text:p text:style-name="P19">Temperatur Setpoint</text:p>
          </table:table-cell>
        </table:table-row>
        <table:table-row>
          <table:table-cell table:style-name="Table5.A13" office:value-type="string">
            <text:p text:style-name="P19">Type</text:p>
          </table:table-cell>
          <table:table-cell table:style-name="Table5.B13" office:value-type="string">
            <text:p text:style-name="P19">UPDATE</text:p>
          </table:table-cell>
        </table:table-row>
        <table:table-row>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table-cell table:style-name="Table5.A13" office:value-type="string">
            <text:p text:style-name="P19">Text/Dualpar</text:p>
          </table:table-cell>
          <table:table-cell table:style-name="Table5.B13" office:value-type="string">
            <text:p text:style-name="P24"/>
          </table:table-cell>
        </table:table-row>
        <table:table-row>
          <table:table-cell table:style-name="Table5.A13" office:value-type="string">
            <text:p text:style-name="P19">Privileges</text:p>
          </table:table-cell>
          <table:table-cell table:style-name="Table5.B13" office:value-type="string">
            <text:p text:style-name="P19">OP</text:p>
          </table:table-cell>
        </table:table-row>
        <table:table-row>
          <table:table-cell table:style-name="Table5.A13" office:value-type="string">
            <text:p text:style-name="P19">Outputflags</text:p>
          </table:table-cell>
          <table:table-cell table:style-name="Table5.B13" office:value-type="string">
            <text:p text:style-name="P24"/>
          </table:table-cell>
        </table:table-row>
        <table:table-row>
          <table:table-cell table:style-name="Table5.A13" office:value-type="string">
            <text:p text:style-name="P19">Characters</text:p>
          </table:table-cell>
          <table:table-cell table:style-name="Table5.B13" office:value-type="string">
            <text:p text:style-name="P19">6</text:p>
          </table:table-cell>
        </table:table-row>
        <table:table-row>
          <table:table-cell table:style-name="Table5.A13" office:value-type="string">
            <text:p text:style-name="P19">Decimals</text:p>
          </table:table-cell>
          <table:table-cell table:style-name="Table5.B13" office:value-type="string">
            <text:p text:style-name="P19">2</text:p>
          </table:table-cell>
        </table:table-row>
        <table:table-row>
          <table:table-cell table:style-name="Table5.A13" office:value-type="string">
            <text:p text:style-name="P19">Maxlimit</text:p>
          </table:table-cell>
          <table:table-cell table:style-name="Table5.B13" office:value-type="string">
            <text:p text:style-name="P19">500.000000</text:p>
          </table:table-cell>
        </table:table-row>
        <table:table-row>
          <table:table-cell table:style-name="Table5.A13" office:value-type="string">
            <text:p text:style-name="P19">Minlimit</text:p>
          </table:table-cell>
          <table:table-cell table:style-name="Table5.B13" office:value-type="string">
            <text:p text:style-name="P19">0.000000</text:p>
          </table:table-cell>
        </table:table-row>
        <table:table-row>
          <table:table-cell table:style-name="Table5.A13" office:value-type="string">
            <text:p text:style-name="P19">Database</text:p>
          </table:table-cell>
          <table:table-cell table:style-name="Table5.B13" office:value-type="string">
            <text:p text:style-name="P19">GDH</text:p>
          </table:table-cell>
        </table:table-row>
        <table:table-row>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Not changeable fields</text:h>
      <text:p text:style-name="P8">If the field is not an input field, i.e. you should not be able to select the field, 'Text' should be set to “%” and <text:s/>'Privileges' to “NO”.</text:p>
      <text:p text:style-name="P8"/>
      <text:h text:style-name="Heading_20_3" text:outline-level="3"><text:soft-page-break/>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13" office:value-type="string">
            <text:p text:style-name="P19">Text</text:p>
          </table:table-cell>
          <table:table-cell table:style-name="Table6.B13" office:value-type="string">
            <text:p text:style-name="P19">%</text:p>
          </table:table-cell>
        </table:table-row>
        <table:table-row>
          <table:table-cell table:style-name="Table6.A13" office:value-type="string">
            <text:p text:style-name="P19">Type</text:p>
          </table:table-cell>
          <table:table-cell table:style-name="Table6.B13" office:value-type="string">
            <text:p text:style-name="P19">UPDATE</text:p>
          </table:table-cell>
        </table:table-row>
        <table:table-row>
          <table:table-cell table:style-name="Table6.A13" office:value-type="string">
            <text:p text:style-name="P19">Parameter</text:p>
          </table:table-cell>
          <table:table-cell table:style-name="Table6.B13" office:value-type="string">
            <text:p text:style-name="P19">vhx-Zon1-Fan-Speed.ActualValue</text:p>
          </table:table-cell>
        </table:table-row>
        <table:table-row>
          <table:table-cell table:style-name="Table6.A13" office:value-type="string">
            <text:p text:style-name="P19">Text/Dualpar</text:p>
          </table:table-cell>
          <table:table-cell table:style-name="Table6.B13" office:value-type="string">
            <text:p text:style-name="P19">!</text:p>
          </table:table-cell>
        </table:table-row>
        <table:table-row>
          <table:table-cell table:style-name="Table6.A13" office:value-type="string">
            <text:p text:style-name="P19">Privileges</text:p>
          </table:table-cell>
          <table:table-cell table:style-name="Table6.B13" office:value-type="string">
            <text:p text:style-name="P19">NO</text:p>
          </table:table-cell>
        </table:table-row>
        <table:table-row>
          <table:table-cell table:style-name="Table6.A13" office:value-type="string">
            <text:p text:style-name="P19">Outputflags</text:p>
          </table:table-cell>
          <table:table-cell table:style-name="Table6.B13" office:value-type="string">
            <text:p text:style-name="P19"/>
          </table:table-cell>
        </table:table-row>
        <table:table-row>
          <table:table-cell table:style-name="Table6.A13" office:value-type="string">
            <text:p text:style-name="P19">Characters</text:p>
          </table:table-cell>
          <table:table-cell table:style-name="Table6.B13" office:value-type="string">
            <text:p text:style-name="P19">5</text:p>
          </table:table-cell>
        </table:table-row>
        <table:table-row>
          <table:table-cell table:style-name="Table6.A13" office:value-type="string">
            <text:p text:style-name="P19">Decimals</text:p>
          </table:table-cell>
          <table:table-cell table:style-name="Table6.B13" office:value-type="string">
            <text:p text:style-name="P19">2</text:p>
          </table:table-cell>
        </table:table-row>
        <table:table-row>
          <table:table-cell table:style-name="Table6.A13" office:value-type="string">
            <text:p text:style-name="P19">Maxlimit</text:p>
          </table:table-cell>
          <table:table-cell table:style-name="Table6.B13" office:value-type="string">
            <text:p text:style-name="P19">0.000000</text:p>
          </table:table-cell>
        </table:table-row>
        <table:table-row>
          <table:table-cell table:style-name="Table6.A13" office:value-type="string">
            <text:p text:style-name="P19">Minlimit</text:p>
          </table:table-cell>
          <table:table-cell table:style-name="Table6.B13" office:value-type="string">
            <text:p text:style-name="P19">0.000000</text:p>
          </table:table-cell>
        </table:table-row>
        <table:table-row>
          <table:table-cell table:style-name="Table6.A13" office:value-type="string">
            <text:p text:style-name="P19">Database</text:p>
          </table:table-cell>
          <table:table-cell table:style-name="Table6.B13" office:value-type="string">
            <text:p text:style-name="P19">GDH</text:p>
          </table:table-cell>
        </table:table-row>
        <table:table-row>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2727568251" text:style-name="L1">
        <text:list-item>
          <text:p text:style-name="P32">SET, set the value to 1 with Ctrl/A.</text:p>
        </text:list-item>
        <text:list-item>
          <text:p text:style-name="P32">RESET, reset the value with Ctrl/A.</text:p>
        </text:list-item>
        <text:list-item>
          <text:p text:style-name="P32">SET_RESET, set the value with Ctrl/A and reset with Ctrl/T.</text:p>
        </text:list-item>
        <text:list-item>
          <text:p text:style-name="P32">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13" office:value-type="string">
            <text:p text:style-name="P19">Text</text:p>
          </table:table-cell>
          <table:table-cell table:style-name="Table7.B13" office:value-type="string">
            <text:p text:style-name="P19">Start engine</text:p>
          </table:table-cell>
        </table:table-row>
        <table:table-row>
          <table:table-cell table:style-name="Table7.A13" office:value-type="string">
            <text:p text:style-name="P19">Type</text:p>
          </table:table-cell>
          <table:table-cell table:style-name="Table7.B13" office:value-type="string">
            <text:p text:style-name="P19">SET</text:p>
          </table:table-cell>
        </table:table-row>
        <table:table-row>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table-cell table:style-name="Table7.A13" office:value-type="string">
            <text:p text:style-name="P19">Text/Dualpar</text:p>
          </table:table-cell>
          <table:table-cell table:style-name="Table7.B13" office:value-type="string">
            <text:p text:style-name="P24"/>
          </table:table-cell>
        </table:table-row>
        <table:table-row>
          <table:table-cell table:style-name="Table7.A13" office:value-type="string">
            <text:p text:style-name="P19">Privileges</text:p>
          </table:table-cell>
          <table:table-cell table:style-name="Table7.B13" office:value-type="string">
            <text:p text:style-name="P19">OP</text:p>
          </table:table-cell>
        </table:table-row>
        <table:table-row>
          <table:table-cell table:style-name="Table7.A13" office:value-type="string">
            <text:p text:style-name="P19">Outputflags</text:p>
          </table:table-cell>
          <table:table-cell table:style-name="Table7.B13" office:value-type="string">
            <text:p text:style-name="P19">NO</text:p>
          </table:table-cell>
        </table:table-row>
        <table:table-row>
          <table:table-cell table:style-name="Table7.A13" office:value-type="string">
            <text:p text:style-name="P19">Characters</text:p>
          </table:table-cell>
          <table:table-cell table:style-name="Table7.B13" office:value-type="string">
            <text:p text:style-name="P19">0</text:p>
          </table:table-cell>
        </table:table-row>
        <table:table-row>
          <table:table-cell table:style-name="Table7.A13" office:value-type="string">
            <text:p text:style-name="P19">Decimals</text:p>
          </table:table-cell>
          <table:table-cell table:style-name="Table7.B13" office:value-type="string">
            <text:p text:style-name="P19">0</text:p>
          </table:table-cell>
        </table:table-row>
        <table:table-row>
          <table:table-cell table:style-name="Table7.A13" office:value-type="string">
            <text:p text:style-name="P19">Maxlimit</text:p>
          </table:table-cell>
          <table:table-cell table:style-name="Table7.B13" office:value-type="string">
            <text:p text:style-name="P19">0.000000</text:p>
          </table:table-cell>
        </table:table-row>
        <table:table-row>
          <table:table-cell table:style-name="Table7.A13" office:value-type="string">
            <text:p text:style-name="P19">Minlimit</text:p>
          </table:table-cell>
          <table:table-cell table:style-name="Table7.B13" office:value-type="string">
            <text:p text:style-name="P19">0.000000</text:p>
          </table:table-cell>
        </table:table-row>
        <table:table-row>
          <table:table-cell table:style-name="Table7.A13" office:value-type="string">
            <text:p text:style-name="P19">Database</text:p>
          </table:table-cell>
          <table:table-cell table:style-name="Table7.B13" office:value-type="string">
            <text:p text:style-name="P19">GDH</text:p>
          </table:table-cell>
        </table:table-row>
        <table:table-row>
          <table:table-cell table:style-name="Table7.A13" office:value-type="string">
            <text:p text:style-name="P19">Declaration</text:p>
          </table:table-cell>
          <table:table-cell table:style-name="Table7.B13" office:value-type="string">
            <text:p text:style-name="P24"/>
          </table:table-cell>
        </table:table-row>
      </table:table>
      <text:p text:style-name="P8"/>
      <text:h text:style-name="Heading_20_3" text:outline-level="3">Objid</text:h>
      <text:p text:style-name="Text_20_body">Attributes of type objid, e.g. dataobjects in Nmps cells, are displayed with the object name. If 'Decimals' is set to 1, only the last segment of the name is shown.</text:p>
      <text:p text:style-name="P8"><text:soft-page-break/><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13" office:value-type="string">
            <text:p text:style-name="P19">Text</text:p>
          </table:table-cell>
          <table:table-cell table:style-name="Table8.B13" office:value-type="string">
            <text:p text:style-name="P19">%</text:p>
          </table:table-cell>
        </table:table-row>
        <table:table-row>
          <table:table-cell table:style-name="Table8.A13" office:value-type="string">
            <text:p text:style-name="P19">Type</text:p>
          </table:table-cell>
          <table:table-cell table:style-name="Table8.B13" office:value-type="string">
            <text:p text:style-name="P19">UPDATE</text:p>
          </table:table-cell>
        </table:table-row>
        <table:table-row>
          <table:table-cell table:style-name="Table8.A13" office:value-type="string">
            <text:p text:style-name="P19">Parameter</text:p>
          </table:table-cell>
          <table:table-cell table:style-name="Table8.B13" office:value-type="string">
            <text:p text:style-name="P19">Vhx-Tracking-W-Cell.Data1_Objid</text:p>
          </table:table-cell>
        </table:table-row>
        <table:table-row>
          <table:table-cell table:style-name="Table8.A13" office:value-type="string">
            <text:p text:style-name="P19">Text/Dualpar</text:p>
          </table:table-cell>
          <table:table-cell table:style-name="Table8.B13" office:value-type="string">
            <text:p text:style-name="P19"/>
          </table:table-cell>
        </table:table-row>
        <table:table-row>
          <table:table-cell table:style-name="Table8.A13" office:value-type="string">
            <text:p text:style-name="P19">Privileges</text:p>
          </table:table-cell>
          <table:table-cell table:style-name="Table8.B13" office:value-type="string">
            <text:p text:style-name="P19">NO</text:p>
          </table:table-cell>
        </table:table-row>
        <table:table-row>
          <table:table-cell table:style-name="Table8.A13" office:value-type="string">
            <text:p text:style-name="P19">Outputflags</text:p>
          </table:table-cell>
          <table:table-cell table:style-name="Table8.B13" office:value-type="string">
            <text:p text:style-name="P24"/>
          </table:table-cell>
        </table:table-row>
        <table:table-row>
          <table:table-cell table:style-name="Table8.A13" office:value-type="string">
            <text:p text:style-name="P19">Characters</text:p>
          </table:table-cell>
          <table:table-cell table:style-name="Table8.B13" office:value-type="string">
            <text:p text:style-name="P19">10</text:p>
          </table:table-cell>
        </table:table-row>
        <table:table-row>
          <table:table-cell table:style-name="Table8.A13" office:value-type="string">
            <text:p text:style-name="P19">Decimals</text:p>
          </table:table-cell>
          <table:table-cell table:style-name="Table8.B13" office:value-type="string">
            <text:p text:style-name="P19">1</text:p>
          </table:table-cell>
        </table:table-row>
        <table:table-row>
          <table:table-cell table:style-name="Table8.A13" office:value-type="string">
            <text:p text:style-name="P19">Maxlimit</text:p>
          </table:table-cell>
          <table:table-cell table:style-name="Table8.B13" office:value-type="string">
            <text:p text:style-name="P19">0.000000</text:p>
          </table:table-cell>
        </table:table-row>
        <table:table-row>
          <table:table-cell table:style-name="Table8.A13" office:value-type="string">
            <text:p text:style-name="P19">Minlimit</text:p>
          </table:table-cell>
          <table:table-cell table:style-name="Table8.B13" office:value-type="string">
            <text:p text:style-name="P19">0.000000</text:p>
          </table:table-cell>
        </table:table-row>
        <table:table-row>
          <table:table-cell table:style-name="Table8.A13" office:value-type="string">
            <text:p text:style-name="P19">Database</text:p>
          </table:table-cell>
          <table:table-cell table:style-name="Table8.B13" office:value-type="string">
            <text:p text:style-name="P19">GDH</text:p>
          </table:table-cell>
        </table:table-row>
        <table:table-row>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13" office:value-type="string">
            <text:p text:style-name="P19">Text</text:p>
          </table:table-cell>
          <table:table-cell table:style-name="Table9.B13" office:value-type="string">
            <text:p text:style-name="P19">Show pumps</text:p>
          </table:table-cell>
        </table:table-row>
        <table:table-row>
          <table:table-cell table:style-name="Table9.A13" office:value-type="string">
            <text:p text:style-name="P19">Type</text:p>
          </table:table-cell>
          <table:table-cell table:style-name="Table9.B13" office:value-type="string">
            <text:p text:style-name="P19">COMMAND</text:p>
          </table:table-cell>
        </table:table-row>
        <table:table-row>
          <table:table-cell table:style-name="Table9.A13" office:value-type="string">
            <text:p text:style-name="P19">Parameter</text:p>
          </table:table-cell>
          <table:table-cell table:style-name="Table9.B13" office:value-type="string">
            <text:p text:style-name="P24"/>
          </table:table-cell>
        </table:table-row>
        <table:table-row>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table-cell table:style-name="Table9.A13" office:value-type="string">
            <text:p text:style-name="P19">Privileges</text:p>
          </table:table-cell>
          <table:table-cell table:style-name="Table9.B13" office:value-type="string">
            <text:p text:style-name="P19">OP</text:p>
          </table:table-cell>
        </table:table-row>
        <table:table-row>
          <table:table-cell table:style-name="Table9.A13" office:value-type="string">
            <text:p text:style-name="P19">Outputflags</text:p>
          </table:table-cell>
          <table:table-cell table:style-name="Table9.B13" office:value-type="string">
            <text:p text:style-name="P19">NO</text:p>
          </table:table-cell>
        </table:table-row>
        <table:table-row>
          <table:table-cell table:style-name="Table9.A13" office:value-type="string">
            <text:p text:style-name="P19">Characters</text:p>
          </table:table-cell>
          <table:table-cell table:style-name="Table9.B13" office:value-type="string">
            <text:p text:style-name="P19">0</text:p>
          </table:table-cell>
        </table:table-row>
        <table:table-row>
          <table:table-cell table:style-name="Table9.A13" office:value-type="string">
            <text:p text:style-name="P19">Decimals</text:p>
          </table:table-cell>
          <table:table-cell table:style-name="Table9.B13" office:value-type="string">
            <text:p text:style-name="P19">0</text:p>
          </table:table-cell>
        </table:table-row>
        <table:table-row>
          <table:table-cell table:style-name="Table9.A13" office:value-type="string">
            <text:p text:style-name="P19">Maxlimit</text:p>
          </table:table-cell>
          <table:table-cell table:style-name="Table9.B13" office:value-type="string">
            <text:p text:style-name="P19">0.000000</text:p>
          </table:table-cell>
        </table:table-row>
        <table:table-row>
          <table:table-cell table:style-name="Table9.A13" office:value-type="string">
            <text:p text:style-name="P19">Minlimit</text:p>
          </table:table-cell>
          <table:table-cell table:style-name="Table9.B13" office:value-type="string">
            <text:p text:style-name="P19">0.000000</text:p>
          </table:table-cell>
        </table:table-row>
        <table:table-row>
          <table:table-cell table:style-name="Table9.A13" office:value-type="string">
            <text:p text:style-name="P19">Database</text:p>
          </table:table-cell>
          <table:table-cell table:style-name="Table9.B13" office:value-type="string">
            <text:p text:style-name="P19">USER</text:p>
          </table:table-cell>
        </table:table-row>
        <table:table-row>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rtt_edit&gt; mod “show menu \”Maintenance-Pumps-Pumps Overview\””</text:p>
      <text:p text:style-name="P8"/>
      <text:h text:style-name="Heading_20_3" text:outline-level="3"><text:soft-page-break/>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rtt_edit&gt; write items/all items.tmp</text:p>
      <text:p text:style-name="Code"/>
      <text:p text:style-name="Text_20_body"><text:soft-page-break/>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99EDF979225A3CC3.png" xlink:type="simple" xlink:show="embed" xlink:actuate="onLoad" loext: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6A78ABB0EE1583DE.png" xlink:type="simple" xlink:show="embed" xlink:actuate="onLoad" loext: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3520739704" text:style-name="L2">
        <text:list-item>
          <text:p text:style-name="P33">the picture is opened.</text:p>
        </text:list-item>
        <text:list-item>
          <text:p text:style-name="P33">the picture is closed.</text:p>
        </text:list-item>
        <text:list-item>
          <text:p text:style-name="P33">every scan.</text:p>
        </text:list-item>
        <text:list-item>
          <text:p text:style-name="P33">when PageUp or PageDown is pressed.</text:p>
        </text:list-item>
        <text:list-item>
          <text:p text:style-name="P33">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800528996" text:style-name="L3">
        <text:list-item>
          <text:p text:style-name="P34">RTT_HELP_START<text:tab/>Start the helptext definition</text:p>
        </text:list-item>
        <text:list-item>
          <text:p text:style-name="P34">RTT_HELP_SUBJ(”title”)<text:tab/>Picture or menu that is connected to the helptext. 'title' is the title of the menu or picture.</text:p>
        </text:list-item>
        <text:list-item>
          <text:p text:style-name="P34">RTT_HELP_INFO(”Some info...”) Information string written on row 23 in a menu picture.</text:p>
        </text:list-item>
        <text:list-item>
          <text:p text:style-name="P34">RTT_HELP_TEXT(”Some help text...”) Help text.</text:p>
        </text:list-item>
        <text:list-item>
          <text:p text:style-name="P34">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3755033536" text:style-name="L4">
        <text:list-item>
          <text:p text:style-name="P35">the store command for a command item.</text:p>
        </text:list-item>
        <text:list-item>
          <text:p text:style-name="P35">the stored function for a function picture, system picture or object picture.</text:p>
        </text:list-item>
        <text:list-item>
          <text:p text:style-name="P35">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PWR_RTT_EDIT</dc:title>
    <meta:initial-creator>PC-Anvandare</meta:initial-creator>
    <meta:creation-date>2004-02-13T12:33:00</meta:creation-date>
    <dc:date>2020-03-04T16:17:08.004864577</dc:date>
    <meta:print-date>2004-02-13T13:04:00</meta:print-date>
    <dc:language>en-US</dc:language>
    <meta:editing-cycles>59</meta:editing-cycles>
    <meta:editing-duration>P3DT19H30M14S</meta:editing-duration>
    <meta:document-statistic meta:table-count="22" meta:image-count="4" meta:object-count="0" meta:page-count="37" meta:paragraph-count="1197" meta:word-count="7823" meta:character-count="47514" meta:non-whitespace-character-count="40521"/>
    <meta:user-defined meta:name="Info 1"/>
    <meta:user-defined meta:name="Info 2"/>
    <meta:user-defined meta:name="Info 3"/>
    <meta:user-defined meta:name="Info 4"/>
  </office:meta>
</office:document-meta>
</file>